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Arial Narrow" svg:font-family="Arial Narrow"/>
    <style:font-face style:name="Garamond" svg:font-family="Garamond"/>
    <style:font-face style:name="Verdana" svg:font-family="Verdana"/>
  </office:font-face-decls>
  <office:automatic-styles>
    <style:style style:name="P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1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2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3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4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5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6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6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4_6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1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6_2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1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2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2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2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2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2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2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2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2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2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2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3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3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3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3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3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3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3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3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0_3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1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3_1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7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8_7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8_8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8_9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8_10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8_11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8_12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  <style:style style:name="T28_13" style:family="text" style:parent-style-name="Default_20_Paragraph_20_Font">
      <style:text-properties style:text-line-through-style="none" fo:font-style="normal" style:font-style-asian="normal" style:font-style-complex="normal" fo:color="#000000" style:font-name="Arial Narrow" fo:font-size="11pt" style:font-name-asian="Arial Narrow" style:font-size-asian="11pt" style:font-name-complex="Arial Narrow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Rotary</text:span><text:span text:style-name="T1_2"><text:s/></text:span><text:span text:style-name="T1_3">Club</text:span><text:span text:style-name="T1_4"><text:s/></text:span><text:span text:style-name="T1_5">Zoetermeer</text:span></text:p>
      <text:p text:style-name="P2"><text:span text:style-name="T2_1">T</text:span><text:span text:style-name="T2_2">.</text:span><text:span text:style-name="T2_3">a</text:span><text:span text:style-name="T2_4">.</text:span><text:span text:style-name="T2_5">v</text:span><text:span text:style-name="T2_6">.<text:s/></text:span><text:span text:style-name="T2_7">mevrouw</text:span><text:span text:style-name="T2_8"><text:s/></text:span><text:span text:style-name="T2_9">Gerry</text:span><text:span text:style-name="T2_10"><text:s/></text:span><text:span text:style-name="T2_11">van</text:span><text:span text:style-name="T2_12"><text:s/></text:span><text:span text:style-name="T2_13">Dijk</text:span></text:p>
      <text:p text:style-name="P3"><text:span text:style-name="T3_1">Dorpsstraat</text:span><text:span text:style-name="T3_2"><text:s/>211<text:s/></text:span></text:p>
      <text:p text:style-name="P4"><text:span text:style-name="T4_1">2712<text:s/></text:span><text:span text:style-name="T4_2">AJ</text:span><text:span text:style-name="T4_3"><text:s/></text:span><text:span text:style-name="T4_4">Zoetermeer</text:span></text:p>
      <text:p text:style-name="P5"/>
      <text:p text:style-name="P6"><text:span text:style-name="T6_1">Betreft</text:span><text:span text:style-name="T6_2">:<text:s/></text:span><text:span text:style-name="T6_3">Overeenkomst</text:span><text:span text:style-name="T6_4"><text:s/></text:span><text:span text:style-name="T6_5">kerstoptredens</text:span></text:p>
      <text:p text:style-name="P7"/>
      <text:p text:style-name="P8"/>
      <text:p text:style-name="P9"><text:span text:style-name="T9_1">Leiden</text:span><text:span text:style-name="T9_2">,<text:s/>12<text:s/></text:span><text:span text:style-name="T9_3">januari</text:span><text:span text:style-name="T9_4"><text:s/>2011</text:span></text:p>
      <text:p text:style-name="P10"/>
      <text:p text:style-name="P11"/>
      <text:p text:style-name="P12"><text:span text:style-name="T12_1">Geachte</text:span><text:span text:style-name="T12_2"><text:s/></text:span><text:span text:style-name="T12_3">mevrouw</text:span><text:span text:style-name="T12_4"><text:s/></text:span><text:span text:style-name="T12_5">Van</text:span><text:span text:style-name="T12_6"><text:s/></text:span><text:span text:style-name="T12_7">Dijk</text:span><text:span text:style-name="T12_8">,</text:span></text:p>
      <text:p text:style-name="P13"/>
      <text:p text:style-name="P14"><text:span text:style-name="T14_1">Hierbij</text:span><text:span text:style-name="T14_2"><text:s/></text:span><text:span text:style-name="T14_3">een</text:span><text:span text:style-name="T14_4"><text:s/></text:span><text:span text:style-name="T14_5">overzicht</text:span><text:span text:style-name="T14_6"><text:s/></text:span><text:span text:style-name="T14_7">van</text:span><text:span text:style-name="T14_8"><text:s/></text:span><text:span text:style-name="T14_9">hetgeen</text:span><text:span text:style-name="T14_10"><text:s/></text:span><text:span text:style-name="T14_11">wij</text:span><text:span text:style-name="T14_12"><text:s/></text:span><text:span text:style-name="T14_13">overeengekomen</text:span><text:span text:style-name="T14_14"><text:s/></text:span><text:span text:style-name="T14_15">zijn</text:span><text:span text:style-name="T14_16">.<text:s/></text:span><text:span text:style-name="T14_17">Ik</text:span><text:span text:style-name="T14_18"><text:s/></text:span><text:span text:style-name="T14_19">verzoek</text:span><text:span text:style-name="T14_20"><text:s/></text:span><text:span text:style-name="T14_21">u</text:span><text:span text:style-name="T14_22"><text:s/></text:span><text:span text:style-name="T14_23">één</text:span><text:span text:style-name="T14_24"><text:s/></text:span><text:span text:style-name="T14_25">overeenkomst</text:span><text:span text:style-name="T14_26"><text:s/></text:span><text:span text:style-name="T14_27">te</text:span><text:span text:style-name="T14_28"><text:s/></text:span><text:span text:style-name="T14_29">ondertekenen</text:span><text:span text:style-name="T14_30"><text:s/></text:span><text:span text:style-name="T14_31">en</text:span><text:span text:style-name="T14_32"><text:s/></text:span><text:span text:style-name="T14_33">op</text:span><text:span text:style-name="T14_34"><text:s/></text:span><text:span text:style-name="T14_35">te</text:span><text:span text:style-name="T14_36"><text:s/></text:span><text:span text:style-name="T14_37">sturen</text:span><text:span text:style-name="T14_38"><text:s/></text:span><text:span text:style-name="T14_39">naar</text:span><text:span text:style-name="T14_40"><text:s/></text:span><text:span text:style-name="T14_41">bovenstaand</text:span><text:span text:style-name="T14_42"><text:s/></text:span><text:span text:style-name="T14_43">adres</text:span><text:span text:style-name="T14_44">,<text:s/></text:span><text:span text:style-name="T14_45">en</text:span><text:span text:style-name="T14_46"><text:s/></text:span><text:span text:style-name="T14_47">de</text:span><text:span text:style-name="T14_48"><text:s/></text:span><text:span text:style-name="T14_49">ander</text:span><text:span text:style-name="T14_50"><text:s/></text:span><text:span text:style-name="T14_51">te</text:span><text:span text:style-name="T14_52"><text:s/></text:span><text:span text:style-name="T14_53">bewaren</text:span><text:span text:style-name="T14_54"><text:s/></text:span><text:span text:style-name="T14_55">voor</text:span><text:span text:style-name="T14_56"><text:s/></text:span><text:span text:style-name="T14_57">de</text:span><text:span text:style-name="T14_58"><text:s/></text:span><text:span text:style-name="T14_59">eigen</text:span><text:span text:style-name="T14_60"><text:s/></text:span><text:span text:style-name="T14_61">administratie</text:span><text:span text:style-name="T14_62">.</text:span></text:p>
      <text:p text:style-name="P15"/>
      <text:p text:style-name="P16"><text:span text:style-name="T16_1">Kerstoptreden</text:span><text:span text:style-name="T16_2"><text:s/></text:span><text:span text:style-name="T16_3">door</text:span><text:span text:style-name="T16_4"><text:s/></text:span><text:span text:style-name="T16_5">een</text:span><text:span text:style-name="T16_6"><text:s/></text:span><text:span text:style-name="T16_7">afvaardiging</text:span><text:span text:style-name="T16_8"><text:s/></text:span><text:span text:style-name="T16_9">van</text:span><text:span text:style-name="T16_10"><text:s/></text:span><text:span text:style-name="T16_11">LSKO</text:span><text:span text:style-name="T16_12"><text:s/></text:span><text:span text:style-name="T16_13">Collegium</text:span><text:span text:style-name="T16_14"><text:s/></text:span><text:span text:style-name="T16_15">Musicum</text:span><text:span text:style-name="T16_16"><text:s/></text:span><text:span text:style-name="T16_17">in</text:span><text:span text:style-name="T16_18"><text:s/></text:span><text:span text:style-name="T16_19">Zoetermeer</text:span><text:span text:style-name="T16_20"><text:s/></text:span><text:span text:style-name="T16_21">op</text:span><text:span text:style-name="T16_22"><text:s/>22<text:s/></text:span><text:span text:style-name="T16_23">december</text:span><text:span text:style-name="T16_24"><text:s/>2010.</text:span></text:p>
      <text:p text:style-name="P17"><text:span text:style-name="T17_1">Duur</text:span><text:span text:style-name="T17_2"><text:s/></text:span><text:span text:style-name="T17_3">van</text:span><text:span text:style-name="T17_4"><text:s/></text:span><text:span text:style-name="T17_5">het</text:span><text:span text:style-name="T17_6"><text:s/></text:span><text:span text:style-name="T17_7">optreden</text:span><text:span text:style-name="T17_8">:<text:s/>2<text:s/></text:span><text:span text:style-name="T17_9">keer</text:span><text:span text:style-name="T17_10"><text:s/>15<text:s/></text:span><text:span text:style-name="T17_11">minuten</text:span><text:span text:style-name="T17_12">,<text:s/></text:span><text:span text:style-name="T17_13">vanaf</text:span><text:span text:style-name="T17_14"><text:s/>19:00<text:s/></text:span><text:span text:style-name="T17_15">uur</text:span><text:span text:style-name="T17_16">.</text:span></text:p>
      <text:p text:style-name="P18"><text:span text:style-name="T18_1">Prijs</text:span><text:span text:style-name="T18_2">:<text:s/>€<text:s/>250,-</text:span></text:p>
      <text:p text:style-name="P19"/>
      <text:p text:style-name="P20"><text:span text:style-name="T20_1">Wil</text:span><text:span text:style-name="T20_2"><text:s/></text:span><text:span text:style-name="T20_3">u</text:span><text:span text:style-name="T20_4"><text:s/></text:span><text:span text:style-name="T20_5">het</text:span><text:span text:style-name="T20_6"><text:s/></text:span><text:span text:style-name="T20_7">bovengenoemde</text:span><text:span text:style-name="T20_8"><text:s/></text:span><text:span text:style-name="T20_9">bedrag</text:span><text:span text:style-name="T20_10"><text:s/></text:span><text:span text:style-name="T20_11">voor</text:span><text:span text:style-name="T20_12"><text:s/>15<text:s/></text:span><text:span text:style-name="T20_13">februari</text:span><text:span text:style-name="T20_14"><text:s/>2011<text:s/></text:span><text:span text:style-name="T20_15">overmaken</text:span><text:span text:style-name="T20_16"><text:s/></text:span><text:span text:style-name="T20_17">op</text:span><text:span text:style-name="T20_18"><text:s/></text:span><text:span text:style-name="T20_19">rekeningnummer</text:span><text:span text:style-name="T20_20"><text:s/>313481<text:s/></text:span><text:span text:style-name="T20_21">t</text:span><text:span text:style-name="T20_22">.</text:span><text:span text:style-name="T20_23">n</text:span><text:span text:style-name="T20_24">.</text:span><text:span text:style-name="T20_25">v</text:span><text:span text:style-name="T20_26">.<text:s/></text:span><text:span text:style-name="T20_27">Collegium</text:span><text:span text:style-name="T20_28"><text:s/></text:span><text:span text:style-name="T20_29">Musicum</text:span><text:span text:style-name="T20_30"><text:s/></text:span><text:span text:style-name="T20_31">te</text:span><text:span text:style-name="T20_32"><text:s/></text:span><text:span text:style-name="T20_33">Leiden</text:span><text:span text:style-name="T20_34">.<text:s/></text:span><text:span text:style-name="T20_35">Hartelijk</text:span><text:span text:style-name="T20_36"><text:s/></text:span><text:span text:style-name="T20_37">dank</text:span><text:span text:style-name="T20_38">.</text:span></text:p>
      <text:p text:style-name="P21"/>
      <text:p text:style-name="P22"/>
      <text:p text:style-name="P23"><text:span text:style-name="T23_1">Hierbij</text:span><text:span text:style-name="T23_2"><text:s/></text:span><text:span text:style-name="T23_3">verklaart</text:span><text:span text:style-name="T23_4"><text:s/></text:span><text:span text:style-name="T23_5">u</text:span><text:span text:style-name="T23_6"><text:s/></text:span><text:span text:style-name="T23_7">akkoord</text:span><text:span text:style-name="T23_8"><text:s/></text:span><text:span text:style-name="T23_9">te</text:span><text:span text:style-name="T23_10"><text:s/></text:span><text:span text:style-name="T23_11">gaan</text:span><text:span text:style-name="T23_12"><text:s/></text:span><text:span text:style-name="T23_13">met</text:span><text:span text:style-name="T23_14"><text:s/></text:span><text:span text:style-name="T23_15">bovenstaande</text:span><text:span text:style-name="T23_16">.</text:span></text:p>
      <text:p text:style-name="P24"/>
      <text:p text:style-name="P25"/>
      <text:p text:style-name="P26"/>
      <text:p text:style-name="P27"><text:span text:style-name="T27_1">Rotary</text:span><text:span text:style-name="T27_2"><text:s/></text:span><text:span text:style-name="T27_3">Club</text:span><text:span text:style-name="T27_4"><text:s/></text:span><text:span text:style-name="T27_5">Zoetermeer</text:span><text:span text:style-name="T27_6"><text:tab/><text:tab/><text:tab/><text:tab/><text:tab/><text:tab/></text:span><text:span text:style-name="T27_7">LSKO</text:span><text:span text:style-name="T27_8"><text:s/></text:span><text:span text:style-name="T27_9">Collegium</text:span><text:span text:style-name="T27_10"><text:s/></text:span><text:span text:style-name="T27_11">Musicum</text:span></text:p>
      <text:p text:style-name="P28"><text:span text:style-name="T28_1">Mevrouw</text:span><text:span text:style-name="T28_2"><text:s/></text:span><text:span text:style-name="T28_3">G</text:span><text:span text:style-name="T28_4">.<text:s/></text:span><text:span text:style-name="T28_5">Van</text:span><text:span text:style-name="T28_6"><text:s/></text:span><text:span text:style-name="T28_7">Dijk</text:span><text:span text:style-name="T28_8"><text:tab/><text:tab/><text:tab/><text:tab/><text:tab/><text:tab/></text:span><text:span text:style-name="T28_9">Nienke</text:span><text:span text:style-name="T28_10"><text:s/></text:span><text:span text:style-name="T28_11">van</text:span><text:span text:style-name="T28_12"><text:s/></text:span><text:span text:style-name="T28_13">Oevere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Arial Narrow" svg:font-family="Arial Narrow"/>
    <style:font-face style:name="Garamond" svg:font-family="Garamond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/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style:font-name="Verdana" style:font-name-asian="Verdana" style:font-name-complex="Verdana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style:font-name="Verdana" style:font-name-asian="Verdana" style:font-name-complex="Verdana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/>
      <style:text-properties fo:font-style="italic" style:font-style-asian="italic" style:font-style-complex="italic" style:font-name="Garamond" fo:font-size="10pt" style:font-name-asian="Garamond" style:font-size-asian="10pt" style:font-name-complex="Garamond" style:font-size-complex="10pt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1.249cm" fo:margin-bottom="2cm" fo:margin-left="3cm" fo:margin-right="1.75cm"/>
      <style:header-style>
        <style:header-footer-properties fo:min-height="2.252cm" fo:margin-bottom="2.252cm" style:dynamic-spacing="true"/>
      </style:header-style>
    </style:page-layout>
    <style:style style:name="P1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1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" style:family="paragraph" style:parent-style-name="Standard">
      <style:paragraph-properties fo:text-align="right" fo:break-before="auto" fo:text-indent="0cm" fo:line-height="100%" fo:margin-top="0cm" fo:margin-bottom="0cm" fo:margin-left="0cm" fo:margin-right="0cm">
        <style:tab-stops>
          <style:tab-stop style:type="left" style:leader-style="none" style:position="3.752cm"/>
          <style:tab-stop style:type="left" style:leader-style="none" style:position="5.752cm"/>
          <style:tab-stop style:type="left" style:leader-style="none" style:position="8.251cm"/>
          <style:tab-stop style:type="left" style:leader-style="none" style:position="10.753cm"/>
          <style:tab-stop style:type="left" style:leader-style="none" style:position="13.002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<draw:frame svg:width="3.228cm" svg:height="2.116cm" draw:style-name="FR1" text:anchor-type="as-char" draw:z-index="0"><draw:image xlink:href="Pictures/image1.png" xlink:type="simple" xlink:show="embed" xlink:actuate="onLoad"/></draw:frame></text:span></text:p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